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/>
      <style:text-properties fo:font-size="14pt" style:font-size-asian="14pt" style:font-size-complex="14pt"/>
    </style:style>
    <style:style style:name="P2" style:family="paragraph" style:parent-style-name="Standard">
      <style:paragraph-properties style:text-autospace="none"/>
    </style:style>
    <style:style style:name="P3" style:family="paragraph" style:parent-style-name="Standard" style:master-page-name="Standard">
      <style:paragraph-properties fo:text-align="center" style:justify-single-word="false" style:page-number="auto" style:text-autospace="none"/>
      <style:text-properties fo:font-size="14pt" style:font-size-asian="14pt" style:font-size-complex="14pt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 style:list-style-name="L3"/>
    <style:style style:name="P7" style:family="paragraph" style:parent-style-name="Standard" style:list-style-name="L4"/>
    <style:style style:name="P8" style:family="paragraph" style:parent-style-name="Standard" style:list-style-name="L5"/>
    <style:style style:name="P9" style:family="paragraph" style:parent-style-name="Standard" style:list-style-name="L6"/>
    <style:style style:name="P10" style:family="paragraph" style:parent-style-name="Standard" style:list-style-name="L7"/>
    <style:style style:name="P11" style:family="paragraph" style:parent-style-name="Standard" style:list-style-name="L8"/>
    <style:style style:name="P12" style:family="paragraph" style:parent-style-name="Standard" style:list-style-name="L9"/>
    <style:style style:name="P13" style:family="paragraph" style:parent-style-name="Standard" style:list-style-name="L10"/>
    <style:style style:name="P14" style:family="paragraph" style:parent-style-name="Standard" style:list-style-name="L11"/>
    <style:style style:name="P15" style:family="paragraph" style:parent-style-name="Standard" style:list-style-name="L12"/>
    <style:style style:name="P16" style:family="paragraph" style:parent-style-name="Standard" style:list-style-name="L13"/>
    <style:style style:name="P17" style:family="paragraph" style:parent-style-name="Standard" style:list-style-name="L14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1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1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 text:start-value="1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 text:start-value="1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"/>
      <text:p text:style-name="P2">TITLE: Execution of AWK related commands.</text:p>
      <text:p text:style-name="P2"/>
      <text:list xml:id="list10545541971" text:style-name="L1">
        <text:list-item>
          <text:p text:style-name="P4">Print <text:s/>the record having 'director' as post.</text:p>
        </text:list-item>
      </text:list>
      <text:p text:style-name="Standard"><text:s/>awk -F "|" '/director/ {print $0;}' emp </text:p>
      <text:p text:style-name="Standard"/>
      <text:p text:style-name="Standard"/>
      <text:list xml:id="list1112519690" text:style-name="L2">
        <text:list-item>
          <text:p text:style-name="P5">Print name,post,basic salary of employees for 'sales' dept.</text:p>
        </text:list-item>
      </text:list>
      <text:p text:style-name="Standard">awk -F "|" '/sales/ {print $2,$3,$6;}' emp </text:p>
      <text:p text:style-name="Standard"/>
      <text:list xml:id="list2121749960" text:style-name="L3">
        <text:list-item>
          <text:p text:style-name="P6">Print name,basic salary of employees having post as 'director' or 'chairman'.</text:p>
        </text:list-item>
      </text:list>
      <text:p text:style-name="Standard">awk -F "|" '/sales|director/ {print $2,$6;}' emp </text:p>
      <text:p text:style-name="Standard"/>
      <text:list xml:id="list1599021520" text:style-name="L4">
        <text:list-item>
          <text:p text:style-name="P7">print the record of employees having post as 'g.m.'.</text:p>
        </text:list-item>
      </text:list>
      <text:p text:style-name="Standard">awk -F "|" '$3=="g.m." {print $0;}' emp </text:p>
      <text:p text:style-name="Standard"/>
      <text:list xml:id="list653372288" text:style-name="L5">
        <text:list-item>
          <text:p text:style-name="P8">Print the name,post and basic <text:s/>salary of employees whose salary exceeds 7500.</text:p>
        </text:list-item>
      </text:list>
      <text:p text:style-name="Standard">awk -F "|" '$6&gt;7500 {print $0;}' emp </text:p>
      <text:p text:style-name="Standard"/>
      <text:p text:style-name="Standard">6.Print the record either born in 1955 or drawing basic salary <text:s/>greater than 8000.</text:p>
      <text:p text:style-name="Standard">awk -F "|" 'match($5,/??????55$/) || $6&gt;7500 {print $0;}' emp</text:p>
      <text:p text:style-name="Standard"/>
      <text:list xml:id="list2067071370" text:style-name="L6">
        <text:list-item>
          <text:p text:style-name="P9">Assume that total salary consist of basic salary,dearness allowance (40% of basic salary) and house rent (15% of basic salary).Print the pay-slip for managers.</text:p>
        </text:list-item>
      </text:list>
      <text:p text:style-name="Standard"><text:s/>awk -F "|" '/sales|director/ {print $2,$6-.4*$6-.15*$6;}' emp </text:p>
      <text:p text:style-name="Standard"/>
      <text:list xml:id="list1280363622" text:style-name="L7">
        <text:list-item>
          <text:p text:style-name="P10">Find the employees whose employee number ends with 5.</text:p>
        </text:list-item>
      </text:list>
      <text:p text:style-name="Standard">awk -F "|" 'match($1,/???5$/) {print $0;}' emp </text:p>
      <text:p text:style-name="Standard"/>
      <text:list xml:id="list854777643" text:style-name="L8">
        <text:list-item>
          <text:p text:style-name="P11">Find the employees whose basic salary starts with 7.</text:p>
        </text:list-item>
      </text:list>
      <text:p text:style-name="Standard">awk -F "|" 'match($6,/^6[0-9]+$/) {print $0;}' emp </text:p>
      <text:p text:style-name="Standard"/>
      <text:list xml:id="list469901577" text:style-name="L9">
        <text:list-item>
          <text:p text:style-name="P12">Find the <text:s/>records containing agarwal/Agarwal/aggrawal/agrawal.</text:p>
        </text:list-item>
      </text:list>
      <text:p text:style-name="Standard">awk -F "|" '/agarwal|Agarwal|aggrawal|agrawal/ {print $0;}' emp </text:p>
      <text:p text:style-name="Standard"/>
      <text:list xml:id="list49278399" text:style-name="L10">
        <text:list-item>
          <text:p text:style-name="P13">Print the lines having length greater than 50. </text:p>
          <text:p text:style-name="P13">awk -F "|" '{if (length($0) &gt; 50) print $0;}' emp </text:p>
        </text:list-item>
      </text:list>
      <text:p text:style-name="Standard"/>
      <text:list xml:id="list53686563" text:style-name="L11">
        <text:list-item>
          <text:p text:style-name="P14">Print records from 3 to 5 for given file.</text:p>
          <text:p text:style-name="P14">awk -F "|" 'BEGIN{ count=0; }{ count++; if (count <text:s/>&lt; 6 &amp;&amp; count &gt; 2) print $0;}' emp </text:p>
          <text:p text:style-name="P14"/>
        </text:list-item>
      </text:list>
      <text:list xml:id="list823062646" text:style-name="L12">
        <text:list-item>
          <text:p text:style-name="P15">print the total number of fields for record number 4.</text:p>
          <text:p text:style-name="P15"/>
        </text:list-item>
      </text:list>
      <text:list xml:id="list1660316354" text:style-name="L13">
        <text:list-item>
          <text:p text:style-name="P16">Print the name,post and basic salary for employees having name as dasgupta or sengupta.</text:p>
          <text:p text:style-name="P16"/>
        </text:list-item>
      </text:list>
      <text:list xml:id="list798271663" text:style-name="L14">
        <text:list-item>
          <text:p text:style-name="P17"><text:soft-page-break/>print the record of employees not having post as 'g.m.' or 'chairman'.</text:p>
        </text:list-item>
      </text:list>
      <text:p text:style-name="Standard"><text:tab/>awk -F "|" '$3 !~ /^g.m.$|chairman/ {print $0;}' emp </text:p>
      <text:p text:style-name="Standard"/>
      <text:p text:style-name="Standard"/>
      <text:p text:style-name="Standard">Data base file: <text:s/>emp.txt</text:p>
      <text:p text:style-name="Standard"/>
      <text:p text:style-name="Standard">2233|a. k. shukla |g.m.|sales|12/12/52|6055</text:p>
      <text:p text:style-name="Standard">9876|jai sharma|director|production|12/03/50|7000</text:p>
      <text:p text:style-name="Standard">5678|sumit chakrobarty|d.g.m.|marketing |19/04/43|6000</text:p>
      <text:p text:style-name="Standard">2365|barun sengupta |director|personnel|11/05/47|7800</text:p>
      <text:p text:style-name="Standard">5423|n. k. gupta |chairman|admin|30/08/56|6700</text:p>
      <text:p text:style-name="Standard">1265|karuna dasgupta|manager|sales|12/09/63|5600</text:p>
      <text:p text:style-name="Standard">2476|anil aggarwal|manager|sales|01/05/59|6000</text:p>
      <text:p text:style-name="Standard">3364|sudhir Agarwal|executive|personnel|06/07/47|7500</text:p>
      <text:p text:style-name="Standard">0110|v. k. agrawal|g.m.|marketing |31/12/40|9000</text:p>
      <text:p text:style-name="Standard">3212|shyam saksena|d.g.m.|accounts|12/12/55|60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IN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Absatz-Standardschriftart" style:family="text"/>
    <style:style style:name="Default_20_Paragraph_20_Font" style:display-name="Default Paragraph Fon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Default_20_Paragraph_20_Font" style:display-name="WW-Default Paragraph Font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0.6563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xperiment Number: 01</dc:title>
    <meta:initial-creator>ISLAB54</meta:initial-creator>
    <meta:creation-date>2009-07-11T10:06:00</meta:creation-date>
    <dc:date>2014-02-06T23:33:01</dc:date>
    <meta:editing-cycles>20</meta:editing-cycles>
    <meta:editing-duration>P23DT23H29M52S</meta:editing-duration>
    <meta:generator>LibreOffice/3.5$Linux_x86 LibreOffice_project/350m1$Build-202</meta:generator>
    <dc:creator>Pratik Kabara</dc:creator>
    <meta:document-statistic meta:table-count="0" meta:image-count="0" meta:object-count="0" meta:page-count="2" meta:paragraph-count="40" meta:word-count="322" meta:character-count="1355" meta:non-whitespace-character-count="1997"/>
    <meta:user-defined meta:name="Info 1"/>
    <meta:user-defined meta:name="Info 2"/>
    <meta:user-defined meta:name="Info 3"/>
    <meta:user-defined meta:name="Info 4"/>
  </office:meta>
</office:document-meta>
</file>